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00000000C0000000C25FFED117A30CAE7.png" manifest:media-type="image/png"/>
  <manifest:file-entry manifest:full-path="Pictures/100002000000000C0000000C557A3E96748616A3.png" manifest:media-type="image/png"/>
  <manifest:file-entry manifest:full-path="Pictures/10000201000003170000004769BFAD1BADAF6D24.png" manifest:media-type="image/png"/>
  <manifest:file-entry manifest:full-path="Pictures/100E7E90000051BF00000758612328FE2BD67474.emf" manifest:media-type="image/x-e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ans-serif"/>
    <style:font-face style:name="Courier New" svg:font-family="'Courier New'"/>
    <style:font-face style:name="FreeSans1" svg:font-family="FreeSans" style:font-family-generic="swiss"/>
    <style:font-face style:name="Tahoma" svg:font-family="Tahoma" style:font-family-generic="swiss"/>
    <style:font-face style:name="Arial" svg:font-family="Arial" style:font-family-generic="roman" style:font-pitch="variable"/>
    <style:font-face style:name="Calibri1"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1"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9965in" table:align="left" style:writing-mode="lr-tb"/>
    </style:style>
    <style:style style:name="Table2.A" style:family="table-column">
      <style:table-column-properties style:column-width="0.9375in"/>
    </style:style>
    <style:style style:name="Table2.B" style:family="table-column">
      <style:table-column-properties style:column-width="6.05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965in" table:align="left" style:writing-mode="lr-tb"/>
    </style:style>
    <style:style style:name="Table1.A" style:family="table-column">
      <style:table-column-properties style:column-width="0.9375in"/>
    </style:style>
    <style:style style:name="Table1.B" style:family="table-column">
      <style:table-column-properties style:column-width="6.05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JHEP_20_Body">
      <style:text-properties officeooo:rsid="001baafa" officeooo:paragraph-rsid="005201cc"/>
    </style:style>
    <style:style style:name="P2" style:family="paragraph" style:parent-style-name="JHEP_20_Body">
      <style:text-properties officeooo:paragraph-rsid="005bd01d"/>
    </style:style>
    <style:style style:name="P3" style:family="paragraph" style:parent-style-name="JHEP_20_Body">
      <style:text-properties fo:language="en" fo:country="none" officeooo:rsid="0054635a" officeooo:paragraph-rsid="005eaebb" style:font-name-asian="Times New Roman"/>
    </style:style>
    <style:style style:name="P4" style:family="paragraph" style:parent-style-name="JHEP_20_Body">
      <style:text-properties officeooo:paragraph-rsid="0069f8b4"/>
    </style:style>
    <style:style style:name="P5" style:family="paragraph" style:parent-style-name="Heading_20_2">
      <style:text-properties fo:language="en" fo:country="none" style:font-name-asian="Times New Roman"/>
    </style:style>
    <style:style style:name="P6" style:family="paragraph" style:parent-style-name="Heading_20_2">
      <style:text-properties fo:language="en" fo:country="none" officeooo:paragraph-rsid="005eaebb" style:font-name-asian="Times New Roman"/>
    </style:style>
    <style:style style:name="P7" style:family="paragraph" style:parent-style-name="Heading_20_2">
      <style:text-properties fo:language="en" fo:country="none" officeooo:paragraph-rsid="005fe3f5" style:font-name-asian="Times New Roman"/>
    </style:style>
    <style:style style:name="P8" style:family="paragraph" style:parent-style-name="Heading_20_2">
      <style:text-properties fo:language="en" fo:country="none" officeooo:rsid="0054635a" officeooo:paragraph-rsid="0054635a" style:font-name-asian="Times New Roman"/>
    </style:style>
    <style:style style:name="P9" style:family="paragraph" style:parent-style-name="Heading_20_2">
      <style:text-properties officeooo:paragraph-rsid="005eaebb"/>
    </style:style>
    <style:style style:name="P10" style:family="paragraph" style:parent-style-name="Course_20_Name">
      <style:text-properties fo:language="en" fo:country="none"/>
    </style:style>
    <style:style style:name="P11" style:family="paragraph" style:parent-style-name="Table_20_Contents">
      <style:text-properties fo:font-size="11pt" officeooo:rsid="00530451" officeooo:paragraph-rsid="00530451"/>
    </style:style>
    <style:style style:name="P12" style:family="paragraph" style:parent-style-name="Table_20_Contents">
      <style:text-properties fo:font-size="11pt" officeooo:rsid="00569346" officeooo:paragraph-rsid="00569346"/>
    </style:style>
    <style:style style:name="P13" style:family="paragraph" style:parent-style-name="Table_20_Contents">
      <style:text-properties fo:font-size="11pt" officeooo:rsid="005869f8" officeooo:paragraph-rsid="005869f8"/>
    </style:style>
    <style:style style:name="P14" style:family="paragraph" style:parent-style-name="Table_20_Contents">
      <style:text-properties fo:font-size="11pt" fo:font-weight="normal" officeooo:rsid="0068417e" officeooo:paragraph-rsid="0068417e" style:font-weight-asian="normal" style:font-weight-complex="normal"/>
    </style:style>
    <style:style style:name="P15" style:family="paragraph" style:parent-style-name="Table_20_Contents">
      <style:text-properties style:font-name="Tahoma" fo:font-size="11pt" officeooo:rsid="00569346" officeooo:paragraph-rsid="005eb302"/>
    </style:style>
    <style:style style:name="P16" style:family="paragraph" style:parent-style-name="Table_20_Contents">
      <style:text-properties style:font-name="Tahoma" fo:font-size="11pt" officeooo:rsid="00569346" officeooo:paragraph-rsid="00569346"/>
    </style:style>
    <style:style style:name="P17" style:family="paragraph" style:parent-style-name="Table_20_Contents">
      <style:text-properties style:font-name="Tahoma" fo:font-size="11pt" officeooo:rsid="00530451" officeooo:paragraph-rsid="00530451"/>
    </style:style>
    <style:style style:name="P18" style:family="paragraph" style:parent-style-name="Table_20_Contents">
      <style:text-properties style:font-name="Tahoma" fo:font-size="11pt" officeooo:rsid="00215412" officeooo:paragraph-rsid="00215412"/>
    </style:style>
    <style:style style:name="P19" style:family="paragraph" style:parent-style-name="Table_20_Contents">
      <style:text-properties style:font-name="Tahoma" fo:font-size="11pt" fo:font-weight="normal" officeooo:rsid="0068417e" officeooo:paragraph-rsid="0068417e" style:font-weight-asian="normal" style:font-weight-complex="normal"/>
    </style:style>
    <style:style style:name="P20" style:family="paragraph" style:parent-style-name="Table_20_Contents">
      <style:text-properties officeooo:paragraph-rsid="0068417e"/>
    </style:style>
    <style:style style:name="P21" style:family="paragraph" style:parent-style-name="Table_20_Contents">
      <style:text-properties style:text-line-through-style="none" style:text-line-through-type="none" style:font-name="Tahoma" fo:font-size="11pt" officeooo:rsid="00530451" officeooo:paragraph-rsid="00530451"/>
    </style:style>
    <style:style style:name="P22" style:family="paragraph" style:parent-style-name="Standard">
      <style:text-properties officeooo:paragraph-rsid="005fdb0b"/>
    </style:style>
    <style:style style:name="P23" style:family="paragraph" style:parent-style-name="Text_20_body">
      <style:text-properties style:font-name="Calibri" fo:font-size="11pt" officeooo:rsid="002011d1" officeooo:paragraph-rsid="0068417e"/>
    </style:style>
    <style:style style:name="P24" style:family="paragraph" style:parent-style-name="Text_20_body">
      <style:text-properties officeooo:paragraph-rsid="00325531"/>
    </style:style>
    <style:style style:name="P25" style:family="paragraph" style:parent-style-name="Title" style:master-page-name="Standard">
      <style:paragraph-properties style:page-number="auto"/>
      <style:text-properties fo:language="en" fo:country="none"/>
    </style:style>
    <style:style style:name="P26" style:family="paragraph" style:parent-style-name="Table_20_Contents">
      <style:text-properties style:font-name="Tahoma" fo:font-size="11pt" officeooo:rsid="0068417e" officeooo:paragraph-rsid="0068417e" style:font-name-asian="Times New Roman"/>
    </style:style>
    <style:style style:name="P27" style:family="paragraph" style:parent-style-name="Table_20_Contents">
      <style:text-properties style:font-name="Tahoma" fo:font-size="11pt" officeooo:rsid="00569346" officeooo:paragraph-rsid="005eb302"/>
    </style:style>
    <style:style style:name="P28" style:family="paragraph" style:parent-style-name="Table_20_Contents">
      <style:text-properties style:font-name="Tahoma" fo:font-size="11pt" officeooo:rsid="00569346" officeooo:paragraph-rsid="0068e28c"/>
    </style:style>
    <style:style style:name="P29" style:family="paragraph" style:parent-style-name="Table_20_Contents">
      <style:text-properties style:text-line-through-style="none" style:text-line-through-type="none" style:font-name="Tahoma" fo:font-size="11pt" fo:font-weight="normal" officeooo:rsid="005eb302" officeooo:paragraph-rsid="0068e28c" style:font-weight-asian="normal" style:font-weight-complex="normal"/>
    </style:style>
    <style:style style:name="P30" style:family="paragraph" style:parent-style-name="Table_20_Contents">
      <style:text-properties fo:font-size="11pt" officeooo:rsid="0059aa6b" officeooo:paragraph-rsid="006bcaec"/>
    </style:style>
    <style:style style:name="P31" style:family="paragraph" style:parent-style-name="Table_20_Contents">
      <style:text-properties fo:font-size="11pt" officeooo:rsid="006bcaec" officeooo:paragraph-rsid="006bcaec"/>
    </style:style>
    <style:style style:name="P32" style:family="paragraph" style:parent-style-name="Heading_20_2">
      <style:text-properties fo:language="en" fo:country="none"/>
    </style:style>
    <style:style style:name="P33" style:family="paragraph" style:parent-style-name="List_20_Paragraph" style:list-style-name="WWNum19"/>
    <style:style style:name="P34" style:family="paragraph" style:parent-style-name="Text_20_body">
      <style:text-properties style:font-name="Calibri" fo:font-size="11pt" officeooo:rsid="002011d1" officeooo:paragraph-rsid="0068417e"/>
    </style:style>
    <style:style style:name="T1" style:family="text">
      <style:text-properties style:font-weight-complex="normal"/>
    </style:style>
    <style:style style:name="T2" style:family="text">
      <style:text-properties officeooo:rsid="001baafa" style:font-weight-complex="normal"/>
    </style:style>
    <style:style style:name="T3" style:family="text">
      <style:text-properties fo:color="#000000" officeooo:rsid="001baafa"/>
    </style:style>
    <style:style style:name="T4" style:family="text">
      <style:text-properties fo:color="#000000" officeooo:rsid="005201cc"/>
    </style:style>
    <style:style style:name="T5" style:family="text">
      <style:text-properties fo:color="#000000" style:font-name="Tahoma" fo:font-size="10pt" officeooo:rsid="005201cc" style:font-size-asian="10pt" style:font-size-complex="10pt"/>
    </style:style>
    <style:style style:name="T6" style:family="text">
      <style:text-properties fo:color="#000000" style:font-name="Tahoma" fo:font-size="10pt" officeooo:rsid="005d3d6b" style:font-size-asian="10pt" style:font-size-complex="10pt"/>
    </style:style>
    <style:style style:name="T7" style:family="text">
      <style:text-properties fo:color="#000000" officeooo:rsid="00665756"/>
    </style:style>
    <style:style style:name="T8" style:family="text">
      <style:text-properties fo:color="#000000" fo:font-weight="normal" officeooo:rsid="00646688" style:font-weight-asian="normal" style:font-weight-complex="normal"/>
    </style:style>
    <style:style style:name="T9" style:family="text">
      <style:text-properties fo:color="#000000" fo:font-weight="normal" officeooo:rsid="0065b57b" style:font-weight-asian="normal" style:font-weight-complex="normal"/>
    </style:style>
    <style:style style:name="T10" style:family="text">
      <style:text-properties fo:color="#000000" fo:font-weight="normal" officeooo:rsid="0069f8b4" style:font-weight-asian="normal" style:font-weight-complex="normal"/>
    </style:style>
    <style:style style:name="T11" style:family="text">
      <style:text-properties style:font-size-complex="10pt"/>
    </style:style>
    <style:style style:name="T12" style:family="text">
      <style:text-properties officeooo:rsid="001baafa"/>
    </style:style>
    <style:style style:name="T13" style:family="text">
      <style:text-properties officeooo:rsid="00312d7a"/>
    </style:style>
    <style:style style:name="T14" style:family="text">
      <style:text-properties fo:language="en" fo:country="none" style:font-name-asian="Times New Roman"/>
    </style:style>
    <style:style style:name="T15" style:family="text">
      <style:text-properties fo:language="en" fo:country="none" officeooo:rsid="0054635a" style:font-name-asian="Times New Roman"/>
    </style:style>
    <style:style style:name="T16" style:family="text">
      <style:text-properties officeooo:rsid="005201cc"/>
    </style:style>
    <style:style style:name="T17" style:family="text">
      <style:text-properties officeooo:rsid="00530451"/>
    </style:style>
    <style:style style:name="T18" style:family="text">
      <style:text-properties officeooo:rsid="0054635a"/>
    </style:style>
    <style:style style:name="T19" style:family="text">
      <style:text-properties officeooo:rsid="0059aa6b"/>
    </style:style>
    <style:style style:name="T20" style:family="text">
      <style:text-properties officeooo:rsid="005d3d6b"/>
    </style:style>
    <style:style style:name="T21" style:family="text">
      <style:text-properties fo:font-weight="bold" officeooo:rsid="00665756" style:font-weight-asian="bold" style:font-weight-complex="bold"/>
    </style:style>
    <style:style style:name="T22" style:family="text">
      <style:text-properties fo:font-weight="bold" officeooo:rsid="00677e4a" style:font-weight-asian="bold" style:font-weight-complex="bold"/>
    </style:style>
    <style:style style:name="T23" style:family="text">
      <style:text-properties fo:font-weight="bold" officeooo:rsid="0068e28c" style:font-weight-asian="bold" style:font-weight-complex="bold"/>
    </style:style>
    <style:style style:name="T24" style:family="text">
      <style:text-properties fo:font-weight="bold" officeooo:rsid="006bcaec" style:font-weight-asian="bold" style:font-weight-complex="bold"/>
    </style:style>
    <style:style style:name="T25" style:family="text">
      <style:text-properties style:font-name="Tahoma"/>
    </style:style>
    <style:style style:name="T26" style:family="text">
      <style:text-properties style:font-name="Tahoma" fo:font-size="11pt" officeooo:rsid="00215412"/>
    </style:style>
    <style:style style:name="T27" style:family="text">
      <style:text-properties style:font-name="Tahoma" fo:font-size="11pt" officeooo:rsid="0068417e" style:font-name-asian="Times New Roman"/>
    </style:style>
    <style:style style:name="T28" style:family="text">
      <style:text-properties style:font-name="Tahoma" officeooo:rsid="005eb302"/>
    </style:style>
    <style:style style:name="T29" style:family="text">
      <style:text-properties officeooo:rsid="00665756"/>
    </style:style>
    <style:style style:name="T30" style:family="text">
      <style:text-properties style:font-name="Tahoma1" fo:font-size="10pt" officeooo:rsid="00665756" style:font-name-asian="Times New Roman" style:font-size-asian="10pt" style:font-name-complex="Arial1" style:font-size-complex="11pt"/>
    </style:style>
    <style:style style:name="T31" style:family="text">
      <style:text-properties style:font-name="Tahoma1" fo:font-size="10pt" officeooo:rsid="00677e4a" style:font-name-asian="Times New Roman" style:font-size-asian="10pt" style:font-name-complex="Arial1" style:font-size-complex="11pt"/>
    </style:style>
    <style:style style:name="T32" style:family="text">
      <style:text-properties style:font-name="Tahoma1" fo:font-size="10pt" officeooo:rsid="0069f8b4" style:font-name-asian="Times New Roman" style:font-size-asian="10pt" style:font-name-complex="Arial1" style:font-size-complex="11pt"/>
    </style:style>
    <style:style style:name="T33" style:family="text">
      <style:text-properties style:font-name="Tahoma1" fo:font-size="10pt" fo:font-weight="bold" officeooo:rsid="00677e4a" style:font-name-asian="Times New Roman" style:font-size-asian="10pt" style:font-weight-asian="bold" style:font-name-complex="Arial1" style:font-size-complex="11pt" style:font-weight-complex="bold"/>
    </style:style>
    <style:style style:name="T34" style:family="text">
      <style:text-properties officeooo:rsid="00677e4a"/>
    </style:style>
    <style:style style:name="T35" style:family="text">
      <style:text-properties officeooo:rsid="0067a72b"/>
    </style:style>
    <style:style style:name="T36" style:family="text">
      <style:text-properties style:font-name="Calibri" fo:font-size="11pt"/>
    </style:style>
    <style:style style:name="T37" style:family="text">
      <style:text-properties style:font-name="Calibri" fo:font-size="11pt" officeooo:rsid="0067a72b"/>
    </style:style>
    <style:style style:name="T38" style:family="text">
      <style:text-properties style:font-name="Calibri" fo:font-size="11pt" officeooo:rsid="00530451"/>
    </style:style>
    <style:style style:name="T39" style:family="text">
      <style:text-properties style:font-name="Calibri" fo:font-size="11pt" officeooo:rsid="0062d90b"/>
    </style:style>
    <style:style style:name="T40" style:family="text">
      <style:text-properties style:font-name="Calibri" fo:font-size="11pt" officeooo:rsid="0067a72b" style:font-name-asian="Times New Roman"/>
    </style:style>
    <style:style style:name="T41" style:family="text">
      <style:text-properties style:font-name="Calibri" fo:font-size="11pt" officeooo:rsid="0068417e"/>
    </style:style>
    <style:style style:name="T42" style:family="text">
      <style:text-properties style:font-name="Calibri" fo:font-size="11pt" fo:font-weight="bold" officeooo:rsid="0067a72b" style:font-weight-asian="bold" style:font-weight-complex="bold"/>
    </style:style>
    <style:style style:name="T43" style:family="text">
      <style:text-properties officeooo:rsid="0068e28c"/>
    </style:style>
    <style:style style:name="T44" style:family="text">
      <style:text-properties officeooo:rsid="0069f8b4"/>
    </style:style>
    <style:style style:name="T45" style:family="text">
      <style:text-properties fo:color="#0072ce" style:font-name="Tahoma1" fo:font-size="14pt" fo:language="en" fo:country="none" fo:font-weight="bold" officeooo:rsid="0069f8b4" style:font-name-asian="Times New Roman" style:font-size-asian="14pt" style:font-weight-asian="bold" style:font-name-complex="Times New Roman" style:font-size-complex="13pt"/>
    </style:style>
    <style:style style:name="T46" style:family="text">
      <style:text-properties officeooo:rsid="005869f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2">Syllabus</text:h>
      <text:h text:style-name="P10" text:outline-level="2">EN.500.111 HEART: <text:span text:style-name="T16">Choosing Statistical Methods</text:span></text:h>
      <text:h text:style-name="P5" text:outline-level="2">Instructor Contact</text:h>
      <text:p text:style-name="P2"><text:span text:style-name="Strong"><text:span text:style-name="T2">Eric K</text:span></text:span><text:span text:style-name="Strong"><text:span text:style-name="T1">e</text:span></text:span><text:span text:style-name="Strong"><text:span text:style-name="T2">rnfeld</text:span></text:span><text:span text:style-name="Internet_20_link"><text:line-break/></text:span><text:a xlink:type="simple" xlink:href="mailto:%20ekernfe1@jh.edu" text:style-name="Internet_20_link" text:visited-style-name="Visited_20_Internet_20_Link"><text:span text:style-name="Internet_20_link">E-mail: </text:span></text:a><text:a xlink:type="simple" xlink:href="mailto:%20ekernfe1@jh.edu" text:style-name="Internet_20_link" text:visited-style-name="Visited_20_Internet_20_Link"><text:span text:style-name="Internet_20_link"><text:span text:style-name="T12">ekernfe1@jh.edu</text:span></text:span></text:a><text:span text:style-name="Internet_20_link"><text:span text:style-name="T12"><text:line-break/></text:span></text:span><text:a xlink:type="simple" xlink:href="https://github.com/ekernf01/HEART_choosing_stat_methods" text:style-name="Internet_20_link" text:visited-style-name="Visited_20_Internet_20_Link"><text:span text:style-name="Internet_20_link"><text:span text:style-name="T12">Site: https://github.com/ekernf01/HEART_choosing_stat_methods</text:span></text:span></text:a></text:p>
      <text:p text:style-name="P22"><text:span text:style-name="instructions1"><text:span text:style-name="T5">This syllabus is the authoritative source for administrative info </text:span></text:span><text:span text:style-name="instructions1"><text:span text:style-name="T6">on the class</text:span></text:span><text:span text:style-name="instructions1"><text:span text:style-name="T5">. </text:span></text:span></text:p>
      <text:h text:style-name="P7" text:outline-level="2">Course Goals</text:h>
      <text:p text:style-name="P1"><text:span text:style-name="T13">The goals of the HEART program are to create community, </text:span>build excitemen<text:span text:style-name="T13">t, and let students </text:span>peek into research. <text:span text:style-name="T16">For this class, I hope to share a bird’s-eye view of data analysis that is often lost in the limitless arcane detail of specific topics. </text:span>Most classes on machine learning, mathematical modeling, and statistics focus on how to use a <text:span text:style-name="T20">pre-</text:span>specified model. They give students the technical skills to minimize a cost function, solve a fluid flow equation, train a neural network on a task, or construct a 95% margin of error for a relative risk estimate. <text:span text:style-name="T16">Any given one of these tasks is hard. Probably thousands of research papers have been published on it, and tens of thousands of person-hours have been spent developing and testing methods. It is very easy to spend so much time and effort figuring out how to do something like this, without asking whether it is the right thing to do. </text:span><text:line-break/><text:line-break/>Compared to the voluminous answers for "How?", less attention is given to "When?" and "Why?" one would use each method. This course will balance the scales, helping students guide their choice of methods by offering a menu of principles. Each meeting will be themed around one principle, such as "a method should tolerate wild outliers," "a method should tolerate certain mistaken assumptions," or "a method should make optimal use of limited data." Using computer simulations, students will evaluate multiple methods with respect to each principle, exploring the limits of alternative methods and rendering judgments about when they are usable. The course will introduce the basics of statistics and computer programming -- not comprehensively but with enough detail to participate fully.</text:p>
      <text:h text:style-name="P6" text:outline-level="2">Prerequisites <text:span text:style-name="T16">&amp; equipment</text:span></text:h>
      <text:p text:style-name="P3"><text:span text:style-name="instructions1"><text:span text:style-name="T3">This course assumes </text:span></text:span><text:span text:style-name="instructions1"><text:span text:style-name="T4">some experience with algebra. It will cover some probability theory and some computer programming, but no prior experience is needed with probability or programming. All class sessions will involve hands-on computer programming. </text:span></text:span><text:span text:style-name="instructions1"><text:span text:style-name="T7">S</text:span></text:span><text:span text:style-name="instructions1"><text:span text:style-name="T4">tudents will need to bring a computer that can browse the internet. </text:span></text:span></text:p>
      <text:h text:style-name="P9" text:outline-level="2"><text:span text:style-name="T15">G</text:span><text:span text:style-name="T14">rading </text:span><text:span text:style-name="T15">and </text:span><text:span text:style-name="T45">attendance</text:span></text:h>
      <text:p text:style-name="P4">This course is pass-fail. <text:span text:style-name="T29">There is no work outside class.</text:span> <text:span text:style-name="T32">S</text:span>tudents must <text:span text:style-name="T29">report progress </text:span><text:span text:style-name="T44">continually: at the end of</text:span><text:span text:style-name="T29"> </text:span><text:span text:style-name="T18">each session, </text:span><text:span text:style-name="T29">email </text:span><text:a xlink:type="simple" xlink:href="mailto:ekernffe1@jh.edu" text:style-name="Internet_20_link" text:visited-style-name="Visited_20_Internet_20_Link"><text:span text:style-name="T29">ekernfe1@jh.edu</text:span></text:a><text:span text:style-name="T29"> with a couple of sentences describing your work, and attach the documents you are working on</text:span><text:span text:style-name="T18">. </text:span><text:span text:style-name="T29">The HEART program expects students to attend 10/10 or 9/10 classes; </text:span><text:span text:style-name="T34">please do not miss class except for medical reasons or family medical reasons</text:span><text:span text:style-name="T29">. </text:span><text:span text:style-name="T30">If you need to miss class</text:span><text:span text:style-name="T29"> </text:span><text:span text:style-name="T31">for medical or family medical reasons</text:span><text:span text:style-name="T29">, </text:span><text:span text:style-name="T34">no doctor’s note or explanation is needed, but you will need to</text:span><text:span text:style-name="T29"> spend a </text:span><text:span text:style-name="T34">class-</text:span><text:span text:style-name="T29">equivalent amount of time working on course material and report progress the </text:span><text:span text:style-name="T32">usual</text:span><text:span text:style-name="T29"> way. </text:span><text:span text:style-name="T31">T</text:span><text:span text:style-name="T34">his will be counted as if you had attended class. </text:span><text:span text:style-name="T33">T</text:span><text:span text:style-name="T21">o avoid transmitting illness, please don’t attend class if you have </text:span><text:span text:style-name="T22">respiratory symptoms.</text:span></text:p>
      <text:p text:style-name="P4"><text:soft-page-break/><text:span text:style-name="instructions1"><text:span text:style-name="T8">You may use ChatGPT </text:span></text:span><text:span text:style-name="instructions1"><text:span text:style-name="T9">or other large language models </text:span></text:span><text:span text:style-name="instructions1"><text:span text:style-name="T8">in this class. </text:span></text:span><text:span text:style-name="instructions1"><text:span text:style-name="T10">For learning purposes, I strongly recommend against copy-pasting code from ChatGPT or any other source.</text:span></text:span></text:p>
      <text:h text:style-name="P8" text:outline-level="2">Calendar</text:h>
      <text:p text:style-name="P24"><text:span text:style-name="T37">Each </text:span><text:span text:style-name="T36">HEART course </text:span><text:span text:style-name="T42">meets only 10 times</text:span><text:span text:style-name="T37">. </text:span><text:span text:style-name="T40">Fall semester begins</text:span><text:span text:style-name="T36"> </text:span><text:span text:style-name="T38">8/</text:span><text:span text:style-name="T37">28</text:span><text:span text:style-name="T36">/202</text:span><text:span text:style-name="T39">3</text:span><text:span text:style-name="T36">. </text:span><text:span text:style-name="T37">We end </text:span><text:span text:style-name="T41">11/10/2023.</text:span><text:span text:style-name="T36"> </text:span></text:p>
      <table:table table:name="Table2" table:style-name="Table2">
        <table:table-column table:style-name="Table2.A"/>
        <table:table-column table:style-name="Table2.B"/>
        <table:table-row table:style-name="TableLine94752824667808">
          <table:table-cell table:style-name="Table2.A1" office:value-type="string">
            <text:p text:style-name="P20"><text:span text:style-name="T27">Section 18</text:span><text:span text:style-name="T26"> </text:span></text:p>
          </table:table-cell>
          <table:table-cell table:style-name="Table2.B1" office:value-type="string">
            <text:p text:style-name="P19">Tuesdays, Krieger 300</text:p>
          </table:table-cell>
        </table:table-row>
        <table:table-row table:style-name="TableLine94752824921136">
          <table:table-cell table:style-name="Table2.A2" office:value-type="string">
            <text:p text:style-name="P26">Section 32</text:p>
          </table:table-cell>
          <table:table-cell table:style-name="Table2.B2" office:value-type="string">
            <text:p text:style-name="P14"><text:span text:style-name="T28">T</text:span><text:span text:style-name="T25">hursdays, Krieger 302</text:span></text:p>
          </table:table-cell>
        </table:table-row>
      </table:table>
      <text:p text:style-name="P23"/>
      <text:p text:style-name="P23">Calendar</text:p>
      <table:table table:name="Table1" table:style-name="Table1">
        <table:table-column table:style-name="Table1.A"/>
        <table:table-column table:style-name="Table1.B"/>
        <table:table-row table:style-name="TableLine94752823670128">
          <table:table-cell table:style-name="Table1.A1" office:value-type="string">
            <text:p text:style-name="P18">Date </text:p>
          </table:table-cell>
          <table:table-cell table:style-name="Table1.B1" office:value-type="string">
            <text:p text:style-name="P18">Plan</text:p>
          </table:table-cell>
        </table:table-row>
        <table:table-row table:style-name="TableLine94752823889168">
          <table:table-cell table:style-name="Table1.A2" office:value-type="string">
            <text:p text:style-name="P18"><text:span text:style-name="T17">Aug</text:span> <text:span text:style-name="T17">29/</text:span><text:span text:style-name="T35">31</text:span></text:p>
          </table:table-cell>
          <table:table-cell table:style-name="Table1.B2" office:value-type="string">
            <text:p text:style-name="P15">Computing intro</text:p>
          </table:table-cell>
        </table:table-row>
        <table:table-row table:style-name="TableLine94752823051040">
          <table:table-cell table:style-name="Table1.A2" office:value-type="string">
            <text:p text:style-name="P21">Sept 5/<text:span text:style-name="T43">7</text:span></text:p>
          </table:table-cell>
          <table:table-cell table:style-name="Table1.B2" office:value-type="string">
            <text:p text:style-name="P29">Computing intro</text:p>
          </table:table-cell>
        </table:table-row>
        <table:table-row table:style-name="TableLine94752823051568">
          <table:table-cell table:style-name="Table1.A2" office:value-type="string">
            <text:p text:style-name="P17">Sept 1<text:span text:style-name="T43">2/14</text:span></text:p>
          </table:table-cell>
          <table:table-cell table:style-name="Table1.B2" office:value-type="string">
            <text:p text:style-name="P28">Probability and statistics intro</text:p>
          </table:table-cell>
        </table:table-row>
        <table:table-row table:style-name="TableLine94752823052208">
          <table:table-cell table:style-name="Table1.A2" office:value-type="string">
            <text:p text:style-name="P17">Sept <text:span text:style-name="T43">19/21</text:span></text:p>
          </table:table-cell>
          <table:table-cell table:style-name="Table1.B2" office:value-type="string">
            <text:p text:style-name="P15">Probability and statistics intro</text:p>
          </table:table-cell>
        </table:table-row>
        <table:table-row table:style-name="TableLine94752823113248">
          <table:table-cell table:style-name="Table1.A2" office:value-type="string">
            <text:p text:style-name="P17">Sept 2<text:span text:style-name="T43">6/28</text:span></text:p>
          </table:table-cell>
          <table:table-cell table:style-name="Table1.B2" office:value-type="string">
            <text:p text:style-name="P16">Probability and statistics intro</text:p>
          </table:table-cell>
        </table:table-row>
        <table:table-row table:style-name="TableLine94752823114000">
          <table:table-cell table:style-name="Table1.A2" office:value-type="string">
            <text:p text:style-name="P11">Oct 3/<text:span text:style-name="T43">5</text:span></text:p>
          </table:table-cell>
          <table:table-cell table:style-name="Table1.B2" office:value-type="string">
            <text:p text:style-name="P12">Efficient use of limited data</text:p>
          </table:table-cell>
        </table:table-row>
        <table:table-row table:style-name="TableLine94752823114800">
          <table:table-cell table:style-name="Table1.A2" office:value-type="string">
            <text:p text:style-name="P11">Oct <text:span text:style-name="T43">10/12</text:span></text:p>
          </table:table-cell>
          <table:table-cell table:style-name="Table1.B2" office:value-type="string">
            <text:p text:style-name="P12">Tolerating mistaken assumptions</text:p>
          </table:table-cell>
        </table:table-row>
        <table:table-row table:style-name="TableLine94752823094304">
          <table:table-cell table:style-name="Table1.A2" office:value-type="string">
            <text:p text:style-name="P11">Oct 17/<text:span text:style-name="T43">19</text:span></text:p>
          </table:table-cell>
          <table:table-cell table:style-name="Table1.B2" office:value-type="string">
            <text:p text:style-name="P13"><text:span text:style-name="T24">No class; </text:span><text:span text:style-name="T23">WSE fall break</text:span></text:p>
          </table:table-cell>
        </table:table-row>
        <table:table-row table:style-name="TableLine94752823095024">
          <table:table-cell table:style-name="Table1.A2" office:value-type="string">
            <text:p text:style-name="P11">Oct 24/<text:span text:style-name="T43">26</text:span></text:p>
          </table:table-cell>
          <table:table-cell table:style-name="Table1.B2" office:value-type="string">
            <text:p text:style-name="P31">Tolerating outliers</text:p>
          </table:table-cell>
        </table:table-row>
        <table:table-row table:style-name="TableLine94752823095824">
          <table:table-cell table:style-name="Table1.A2" office:value-type="string">
            <text:p text:style-name="P11">Oct 31/<text:span text:style-name="T43">Nov 2</text:span></text:p>
          </table:table-cell>
          <table:table-cell table:style-name="Table1.B2" office:value-type="string">
            <text:p text:style-name="P13"><text:span text:style-name="T19">Variable selection and b</text:span>eing “conservative” or “careful” in various senses</text:p>
          </table:table-cell>
        </table:table-row>
        <table:table-row table:style-name="TableLine94752823127824">
          <table:table-cell table:style-name="Table1.A2" office:value-type="string">
            <text:p text:style-name="P11">Nov 7/<text:span text:style-name="T43">9</text:span></text:p>
          </table:table-cell>
          <table:table-cell table:style-name="Table1.B2" office:value-type="string">
            <text:p text:style-name="P30">Variable selection and b<text:span text:style-name="T46">eing “conservative” or “careful” in various senses</text:span> </text:p>
          </table:table-cell>
        </table:table-row>
      </table:table>
      <text:h text:style-name="P32" text:outline-level="2">Academic Integrity</text:h>
      <text:p text:style-name="Subsection_20_Title">Academic Misconduct Policy</text:p>
      <text:p text:style-name="JHEP_20_Body">All students are required to read, know, and comply with the <text:a xlink:type="simple" xlink:href="https://ep.jhu.edu/wseacademicmisconductpolicy" text:style-name="ListLabel_20_70" text:visited-style-name="ListLabel_20_70"><text:span text:style-name="Internet_20_link">Johns Hopkins University Krieger School of Arts and Sciences (KSAS) / Whiting School of Engineering (WSE) Procedures for Handling Allegations of Misconduct by Full-Time and Part-Time Graduate Students</text:span></text:a>.</text:p>
      <text:p text:style-name="JHEP_20_Body"><text:span text:style-name="s1">This policy prohibits academic misconduct, including but not limited to the following: cheating or facilitating cheating; plagiarism; reuse of assignments; unauthorized collaboration; alteration of graded assignments; and unfair competition. You may request a paper copy of this policy at this by contacting </text:span><text:a xlink:type="simple" xlink:href="mailto:jhep@jhu.edu" text:style-name="ListLabel_20_70" text:visited-style-name="ListLabel_20_70"><text:span text:style-name="Internet_20_link">jhep@jhu.edu</text:span></text:a>. </text:p>
      <text:h text:style-name="Heading_20_2" text:outline-level="2">Policy on Disability Services</text:h>
      <text:p text:style-name="JHEP_20_Body">Johns Hopkins University (JHU) is committed to creating a welcoming and inclusive environment for students, faculty, staff and visitors with disabilities. The University does not discriminate on the basis of race, color, sex, religion, sexual orientation, national or ethnic origin, age, disability or veteran status in any student program or activity, or with regard to admission or employment. JHU <text:soft-page-break/>works to ensure that students, employees and visitors with disabilities have equal access to university programs, facilities, technology and websites.</text:p>
      <text:p text:style-name="JHEP_20_Body">Under Section 504 of the Rehabilitation Act of 1973, the Americans with Disabilities Act (ADA) of 1990 and the ADA Amendments Act of 2008, a person is considered to have a disability if c (1) he or she has a physical or mental impairment that substantially limits one or more major life activities (such as hearing, seeing, speaking, breathing, performing manual tasks, walking, caring for oneself, learning, or concentrating); (2) has a record of having such an impairment; or (3) is regarded as having such an impairment class. The University provides reasonable and appropriate accommodations to students and employees with disabilities. In most cases, JHU will require documentation of the disability and the need for the specific requested accommodation.</text:p>
      <text:p text:style-name="JHEP_20_Body">The Disability Services program within the Office of Institutional Equity oversees the coordination of reasonable accommodations for students and employees with disabilities, and serves as the central point of contact for information on physical and programmatic access at the University. More information on this policy may be found at the <text:a xlink:type="simple" xlink:href="http://web.jhu.edu/administration/jhuoie/disability/index.html" text:style-name="ListLabel_20_70" text:visited-style-name="ListLabel_20_70"><text:span text:style-name="Internet_20_link">Disabilities Services website</text:span></text:a> or by contacting (410) 516-8075.</text:p>
      <text:p text:style-name="Subsection_20_Title">Disability Services</text:p>
      <text:p text:style-name="JHEP_20_Body">Johns Hopkins Engineering for Professionals is committed to providing reasonable and appropriate accommodations to students with disabilities.</text:p>
      <text:p text:style-name="JHEP_20_Body">Students requiring accommodations are encouraged to contact Disability Services at least four weeks before the start of the academic term or as soon as possible. Although requests can be made at any time, students should understand that there may be a delay of up to two weeks for implementation depending on the nature of the accommodations requested.</text:p>
      <text:p text:style-name="Subsection_20_Title">Requesting Accommodation</text:p>
      <text:p text:style-name="JHEP_20_Body">New students must submit a <text:a xlink:type="simple" xlink:href="https://ep.jhu.edu/files/disability-support-services-graduate-registration-form-dorsey.docx" text:style-name="ListLabel_20_71" text:visited-style-name="ListLabel_20_71"><text:span text:style-name="Internet_20_link"><text:span text:style-name="T11">Disability Services Graduate Registration Form </text:span></text:span></text:a><draw:a xlink:type="simple" xlink:href="https://ep.jhu.edu/system/files/request-for-accomodation.docx"><draw:frame draw:style-name="fr1" draw:name="Picture 1" text:anchor-type="as-char" svg:width="0.1252in" svg:height="0.1252in" draw:z-index="3"><draw:image xlink:href="Pictures/100002000000000C0000000C557A3E96748616A3.png" xlink:type="simple" xlink:show="embed" xlink:actuate="onLoad" loext:mime-type="image/png"/><svg:desc>doc icon</svg:desc></draw:frame></draw:a> along with supporting documentation from a qualified diagnostician that:</text:p>
      <text:list xml:id="list2680533263" text:style-name="WWNum19">
        <text:list-item>
          <text:p text:style-name="P33">Identifies the type of disability</text:p>
        </text:list-item>
        <text:list-item>
          <text:p text:style-name="P33">Describes the current level of functioning in an academic setting</text:p>
        </text:list-item>
        <text:list-item>
          <text:p text:style-name="P33">Lists recommended accommodations</text:p>
        </text:list-item>
      </text:list>
      <text:p text:style-name="JHEP_20_Body">Questions about disability resources and requests for accommodation at Johns Hopkins Engineering for Professionals should be directed to:</text:p>
      <text:p text:style-name="JHEP_20_Body">EP Disability Services<text:line-break/>Phone: 410-516-2306<text:line-break/>Fax: 410-579-8049<text:line-break/>E-mail: <text:a xlink:type="simple" xlink:href="mailto:ep-disability-svcs@jhu.edu" text:style-name="ListLabel_20_71" text:visited-style-name="ListLabel_20_71"><text:span text:style-name="Internet_20_link"><text:span text:style-name="T11">ep-disability-svcs@jhu.edu</text:span></text:span></text:a><draw:a xlink:type="simple" xlink:href="mailto:ep-disability-svcs@jhu.edu"><draw:frame draw:style-name="fr1" draw:name="Picture 2" text:anchor-type="as-char" svg:width="0.1252in" svg:height="0.1252in" draw:z-index="4"><draw:image xlink:href="Pictures/100002000000000C0000000C25FFED117A30CAE7.png" xlink:type="simple" xlink:show="embed" xlink:actuate="onLoad" loext:mime-type="image/png"/><svg:desc>email icon</svg:desc></draw:frame></draw: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ans-serif"/>
    <style:font-face style:name="Courier New" svg:font-family="'Courier New'"/>
    <style:font-face style:name="FreeSans1" svg:font-family="FreeSans" style:font-family-generic="swiss"/>
    <style:font-face style:name="Tahoma" svg:font-family="Tahoma" style:font-family-generic="swiss"/>
    <style:font-face style:name="Arial" svg:font-family="Arial" style:font-family-generic="roman" style:font-pitch="variable"/>
    <style:font-face style:name="Calibri1"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1"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ahoma1" fo:font-family="Tahoma" style:font-family-generic="roman" style:font-pitch="variable" style:font-name-asian="Times New Roman" style:font-family-asian="'Times New Roman'" style:font-family-generic-asian="system" style:font-pitch-asian="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style:text-properties fo:color="#0067ac" fo:font-size="14pt" fo:font-weight="bold" style:letter-kerning="tru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1665in" loext:contextual-spacing="false" fo:keep-together="always" fo:keep-with-next="always"/>
      <style:text-properties fo:color="#0072c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 style:display-name="Heading 4" style:family="paragraph" style:parent-style-name="Standard" style:default-outline-level="4"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illustration"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photo"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biopic"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outlin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gradingsca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bio" style:family="paragraph" style:parent-style-name="Standard" style:default-outline-level="">
      <style:text-properties fo:color="#000000" style:font-name-complex="Arial1" style:font-family-complex="Arial" style:font-family-generic-complex="system" style:font-pitch-complex="variable" style:font-size-complex="10pt"/>
    </style:style>
    <style:style style:name="Caption1" style:family="paragraph" style:parent-style-name="Standard" style:default-outline-level="">
      <style:paragraph-properties fo:margin-top="0.1945in" fo:margin-bottom="0.1945in" loext:contextual-spacing="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equation" style:family="paragraph" style:parent-style-name="Standard" style:default-outline-level="">
      <style:paragraph-properties fo:margin-top="0.1945in" fo:margin-bottom="0.1945in" loext:contextual-spacing="false"/>
      <style:text-properties fo:color="#000000"/>
    </style:style>
    <style:style style:name="eqillustration" style:family="paragraph" style:parent-style-name="Standard" style:default-outline-level="">
      <style:paragraph-properties fo:margin-left="0.5209in" fo:margin-right="0in" fo:margin-top="0.052in" fo:margin-bottom="0.052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eqcaption" style:family="paragraph" style:parent-style-name="Standard" style:default-outline-level="">
      <style:paragraph-properties fo:margin-left="-0.5209in" fo:margin-right="0in" fo:text-indent="0in" style:auto-text-indent="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tab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center" style:family="paragraph" style:parent-style-name="Standard" style:default-outline-level="">
      <style:paragraph-properties fo:margin-top="0.1945in" fo:margin-bottom="0.1945in" loext:contextual-spacing="false" fo:text-align="center" style:justify-single-word="false"/>
      <style:text-properties fo:color="#000000" style:font-name-complex="Arial1" style:font-family-complex="Arial" style:font-family-generic-complex="system" style:font-pitch-complex="variable" style:font-size-complex="10pt"/>
    </style:style>
    <style:style style:name="instructions" style:family="paragraph" style:parent-style-name="Standard" style:default-outline-level="">
      <style:paragraph-properties fo:margin-left="-0.1563in" fo:margin-right="0in" fo:text-indent="0in" style:auto-text-indent="false"/>
      <style:text-properties fo:color="#ff0000" style:font-name-complex="Arial1" style:font-family-complex="Arial" style:font-family-generic-complex="system" style:font-pitch-complex="variable" style:font-size-complex="10pt"/>
    </style:style>
    <style:style style:name="underline" style:family="paragraph" style:parent-style-name="Standard" style:default-outline-level="">
      <style:paragraph-properties fo:margin-top="0.1945in" fo:margin-bottom="0.1945in" loext:contextual-spacing="false"/>
      <style:text-properties fo:color="#000000" style:text-underline-style="solid" style:text-underline-width="auto" style:text-underline-color="font-color" style:font-name-complex="Arial1" style:font-family-complex="Arial" style:font-family-generic-complex="system" style:font-pitch-complex="variable" style:font-size-complex="10pt"/>
    </style:style>
    <style:style style:name="nobullet" style:family="paragraph" style:parent-style-name="Standard" style:default-outline-level="">
      <style:paragraph-properties fo:margin-left="-0.2083in" fo:margin-right="0in" fo:text-indent="0in" style:auto-text-indent="false"/>
      <style:text-properties fo:color="#000000" style:font-name-complex="Arial1" style:font-family-complex="Arial" style:font-family-generic-complex="system" style:font-pitch-complex="variable" style:font-size-complex="10pt"/>
    </style:style>
    <style:style style:name="nobulletp" style:family="paragraph" style:parent-style-name="Standard" style:default-outline-level="">
      <style:paragraph-properties fo:margin-top="0in" fo:margin-bottom="0.1354in" loext:contextual-spacing="false"/>
      <style:text-properties fo:color="#000000" style:font-name-complex="Arial1" style:font-family-complex="Arial" style:font-family-generic-complex="system" style:font-pitch-complex="variable" style:font-size-complex="10pt"/>
    </style:style>
    <style:style style:name="references" style:family="paragraph" style:parent-style-name="Standard" style:default-outline-level="">
      <style:paragraph-properties fo:margin-left="-0.2083in" fo:margin-right="0in" fo:margin-top="0.0728in" fo:margin-bottom="0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indent" style:family="paragraph" style:parent-style-name="Standard" style:default-outline-level="">
      <style:paragraph-properties fo:margin-left="0.2083in" fo:margin-right="0in" fo:margin-top="0.1945in" fo:margin-bottom="0.1945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Footer1" style:family="paragraph" style:parent-style-name="Standard" style:default-outline-level="">
      <style:paragraph-properties fo:margin-top="0.1945in" fo:margin-bottom="0.1945in" loext:contextual-spacing="false" fo:text-align="center" style:justify-single-word="false"/>
      <style:text-properties fo:color="#aab3bb"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pyright" style:family="paragraph" style:parent-style-name="Standard" style:default-outline-level="">
      <style:paragraph-properties fo:margin-top="0.1945in" fo:margin-bottom="0.1945in" loext:contextual-spacing="false"/>
      <style:text-properties fo:color="#000000" fo:font-size="7pt" style:font-size-asian="7pt" style:font-name-complex="Arial1" style:font-family-complex="Arial" style:font-family-generic-complex="system" style:font-pitch-complex="variable" style:font-size-complex="7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size-complex="10pt" style:font-weight-complex="bold"/>
    </style:style>
    <style:style style:name="List_20_Paragraph" style:display-name="List Paragraph" style:family="paragraph" style:parent-style-name="Standard" style:default-outline-level="">
      <style:paragraph-properties fo:margin-left="0.5in" fo:margin-right="0in" fo:margin-top="0.1665in" fo:margin-bottom="0.1665in" loext:contextual-spacing="true" fo:line-height="108%" fo:text-indent="0in" style:auto-text-indent="false"/>
      <style:text-properties fo:font-size="10pt" fo:language="en" fo:country="none" style:font-name-asian="Open Sans1" style:font-family-asian="'Open Sans'" style:font-family-generic-asian="system" style:font-pitch-asian="variable" style:font-size-asian="10pt" style:font-name-complex="Times New Roman" style:font-family-complex="'Times New Roman'" style:font-family-generic-complex="system" style:font-pitch-complex="variable" style:font-size-complex="11pt"/>
    </style:style>
    <style:style style:name="p1" style:family="paragraph" style:parent-style-name="Standard" style:default-outline-level="">
      <style:text-properties fo:color="#1f497d" style:font-name="Calibri1" fo:font-family="Calibri" style:font-family-generic="roman" style:font-pitch="variable" fo:font-size="11pt" style:font-name-asian="Times New Roman" style:font-family-asian="'Times New Roman'" style:font-family-generic-asian="system" style:font-pitch-asian="variable" style:font-size-asian="11pt" style:font-size-complex="11pt"/>
    </style:style>
    <style:style style:name="Course_20_Name" style:display-name="Course Name" style:family="paragraph" style:parent-style-name="Standard" style:default-outline-level="2" style:list-style-name="">
      <style:paragraph-properties fo:margin-top="0in" fo:margin-bottom="0.25in" loext:contextual-spacing="false" fo:keep-with-next="always"/>
      <style:text-properties fo:font-size="14pt" style:text-underline-style="none" fo:font-weight="bold" style:letter-kerning="true" style:font-name-asian="Times New Roman"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ed_20_List" style:display-name="Numbered List" style:family="paragraph" style:parent-style-name="Standard" style:next-style-name="Standard" style:default-outline-level="">
      <style:paragraph-properties fo:margin-left="0.25in" fo:margin-right="0in" fo:margin-top="0in" fo:margin-bottom="0.0417in" loext:contextual-spacing="false" fo:text-indent="-0.25in" style:auto-text-indent="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font-weight-complex="bold"/>
    </style:style>
    <style:style style:name="Subsection_20_Title" style:display-name="Subsection Title" style:family="paragraph" style:parent-style-name="Standard" style:next-style-name="Standard" style:default-outline-level="">
      <style:paragraph-properties fo:margin-top="0.1665in" fo:margin-bottom="0.1665in" loext:contextual-spacing="false"/>
      <style:text-properties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size-complex="11pt" style:font-weight-complex="bold"/>
    </style:style>
    <style:style style:name="JHEP_20_Body" style:display-name="JHEP Body" style:family="paragraph" style:parent-style-name="Standard" style:default-outline-level="">
      <style:paragraph-properties fo:margin-top="0.1665in" fo:margin-bottom="0.1665in" loext:contextual-spacing="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2" style:list-style-name="" style:class="chapter">
      <style:paragraph-properties fo:margin-top="0in" fo:margin-bottom="0.1252in" loext:contextual-spacing="false" fo:keep-with-next="always">
        <style:tab-stops>
          <style:tab-stop style:position="0.3126in"/>
          <style:tab-stop style:position="3in"/>
        </style:tab-stops>
      </style:paragraph-properties>
      <style:text-properties fo:color="#002d72"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72ce" style:text-underline-style="solid" style:text-underline-width="auto" style:text-underline-color="font-color"/>
    </style:style>
    <style:style style:name="FollowedHyperlink" style:family="text" style:parent-style-name="Default_20_Paragraph_20_Font">
      <style:text-properties fo:color="#008bb0" style:text-underline-style="solid" style:text-underline-width="auto" style:text-underline-color="font-color"/>
    </style:style>
    <style:style style:name="Heading_20_1_20_Char" style:display-name="Heading 1 Char" style:family="text" style:parent-style-name="Default_20_Paragraph_20_Font">
      <style:text-properties fo:color="#00559a" style:font-name="Open Sans" fo:font-family="'Open Sans'"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72ce" style:font-name="Tahoma1" fo:font-family="Tahom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_20_Char" style:display-name="Heading 4 Char" style:family="text" style:parent-style-name="Default_20_Paragraph_20_Font">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instructions1" style:family="text" style:parent-style-name="Default_20_Paragraph_20_Font">
      <style:text-properties fo:color="#ff0000" text:display="true"/>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name-asian="Times New Roman" style:font-family-asian="'Times New Roman'" style:font-family-generic-asian="system" style:font-pitch-asian="variable" style:font-size-asian="9pt" style:font-name-complex="Lucida Grande1" style:font-family-complex="'Lucida Grande'" style:font-family-generic-complex="system" style:font-pitch-complex="variable"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name-asian="Times New Roman" style:font-family-asian="'Times New Roman'" style:font-family-generic-asian="system" style:font-pitch-asian="variable" style:font-size-asian="12pt" style:font-size-complex="12pt"/>
    </style:style>
    <style:style style:name="Comment_20_Subject_20_Char" style:display-name="Comment Subject Char" style:family="text" style:parent-style-name="Comment_20_Text_20_Char">
      <style:text-properties fo:font-size="12pt" fo:font-weight="bold" style:font-name-asian="Times New Roman" style:font-family-asian="'Times New Roman'" style:font-family-generic-asian="system" style:font-pitch-asian="variable" style:font-size-asian="12pt" style:font-weight-asian="bold" style:font-size-complex="12pt" style:font-weight-complex="bold"/>
    </style:style>
    <style:style style:name="s2" style:family="text" style:parent-style-name="Default_20_Paragraph_20_Font">
      <style:text-properties fo:color="#0000ff" style:text-underline-style="solid" style:text-underline-width="auto" style:text-underline-color="font-color"/>
    </style:style>
    <style:style style:name="s3" style:family="text" style:parent-style-name="Default_20_Paragraph_20_Font">
      <style:text-properties fo:color="#000000"/>
    </style:style>
    <style:style style:name="s1" style:family="text" style:parent-style-name="Default_20_Paragraph_20_Font"/>
    <style:style style:name="Title_20_Char" style:display-name="Title Char" style:family="text" style:parent-style-name="Default_20_Paragraph_20_Font">
      <style:text-properties fo:color="#002d72" style:font-name="Tahoma1" fo:font-family="Tahoma" style:font-family-generic="roman" style:font-pitch="variable"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_20_Char" style:display-name="Header Char" style:family="text" style:parent-style-name="Default_20_Paragraph_20_Font">
      <style:text-properties style:font-name-asian="Times New Roman" style:font-family-asian="'Times New Roman'" style:font-family-generic-asian="system" style:font-pitch-asian="variable"/>
    </style:style>
    <style:style style:name="Footer_20_Char" style:display-name="Footer Char" style:family="text" style:parent-style-name="Default_20_Paragraph_20_Font">
      <style:text-properties style:font-name-asian="Times New Roman" style:font-family-asian="'Times New Roman'" style:font-family-generic-asian="system" style:font-pitch-asian="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style style:name="ListLabel_20_71" style:display-name="ListLabel 71" style:family="text">
      <style:text-properties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in" fo:margin-left="0in" fo:margin-right="0in" fo:margin-top="0.6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Image2" text:anchor-type="char" svg:x="-0.5335in" svg:y="10.0417in" svg:width="8.0598in" svg:height="0.7319in" draw:z-index="2"><draw:image xlink:href="Pictures/100E7E90000051BF00000758612328FE2BD67474.emf" xlink:type="simple" xlink:show="embed" xlink:actuate="onLoad" loext:mime-type="image/x-emf"/><draw:image xlink:href="Pictures/10000201000003170000004769BFAD1BADAF6D24.png" xlink:type="simple" xlink:show="embed" xlink:actuate="onLoad" loext:mime-type="image/png"/><svg:desc>EP footer with shield logo and website url.</svg:desc></draw:frame></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yllabus</dc:title>
    <meta:editing-cycles>55</meta:editing-cycles>
    <meta:print-date>2012-04-05T20:06:00</meta:print-date>
    <meta:creation-date>2021-07-28T16:30:50.960567517</meta:creation-date>
    <dc:date>2023-07-05T10:46:33.769173596</dc:date>
    <meta:editing-duration>P1DT8H23M4S</meta:editing-duration>
    <meta:generator>LibreOffice/6.4.7.2$Linux_X86_64 LibreOffice_project/40$Build-2</meta:generator>
    <meta:document-statistic meta:table-count="2" meta:image-count="3" meta:object-count="0" meta:page-count="3" meta:paragraph-count="61" meta:word-count="1103" meta:character-count="7321" meta:non-whitespace-character-count="6272"/>
    <meta:user-defined meta:name="AppVersion">16.0000</meta:user-defined>
    <meta:user-defined meta:name="ContentTypeId">0x010100681B81209776AF40B8AAD3C366C78D4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yllabus%20Template" xlink:href=""/>
  </office:meta>
</office:document-meta>
</file>